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03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19.743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it" fo:country="IT"/>
    </style:style>
    <style:style style:name="ce7" style:family="table-cell" style:parent-style-name="Default" style:data-style-name="N36"/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table:style-name="ce2" office:value-type="string" calcext:value-type="string">
            <text:p>COMPAS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3" office:value-type="string" calcext:value-type="string">
            <text:p><text:a xlink:href="https://www.propublica.org/article/how-we-analyzed-the-compas-recidivism-algorithm" xlink:type="simple">https://www.propublica.org/article/how-we-analyzed-the-compas-recidivism-algorithm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7" office:value-type="date" office:date-value="2023-07-28" calcext:value-type="date">
            <text:p>28/07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5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435897435897436" calcext:value-type="float">
            <text:p>0,44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428571428571429" calcext:value-type="float">
            <text:p>0,43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285714285714286" calcext:value-type="float">
            <text:p>0,29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571428571428571" calcext:value-type="float">
            <text:p>0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date-style style:name="N132">
      <number:month number:textual="true"/>
      <number:text>-</number:text>
      <number:year/>
    </number:date-style>
    <number:number-style style:name="N13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2">
      <number:day number:style="long"/>
      <number:text>-</number:text>
      <number:month number:textual="true"/>
    </number:date-style>
    <number:time-style style:name="N121">
      <number:hours/>
      <number:text>:</number:text>
      <number:minutes number:style="long"/>
    </number:time-style>
    <number:time-style style:name="N120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09">
      <number:number number:decimal-places="1" number:min-decimal-places="1" number:min-integer-digits="1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4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8:13:59.553509029</dc:date>
    <meta:editing-duration>PT2H16M21S</meta:editing-duration>
    <meta:editing-cycles>19</meta:editing-cycles>
    <meta:document-statistic meta:table-count="3" meta:cell-count="246" meta:object-count="0"/>
  </office:meta>
</office:document-meta>
</file>